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1.215in" svg:y="0.3634in">
            <draw:object draw:notify-on-update-of-ranges="Sheet1.A1:Sheet1.A1 Sheet1.A2:Sheet1.A5 Sheet1.B1:Sheet1.B1 Sheet1.B2:Sheet1.B5 Sheet1.D1:Sheet1.D1 Sheet1.D2:Sheet1.D5 Sheet1.F1:Sheet1.F1 Sheet1.F2:Sheet1.F5 Sheet1.H1:Sheet1.H1 Sheet1.H2:Sheet1.H5 Sheet1.J1:Sheet1.J1 Sheet1.J2:Sheet1.J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53in" svg:x="11.4319in" svg:y="4.7996in">
            <draw:object draw:notify-on-update-of-ranges="Sheet1.A7:Sheet1.A7 Sheet1.A8:Sheet1.A11 Sheet1.B7:Sheet1.B7 Sheet1.B8:Sheet1.B11 Sheet1.D7:Sheet1.D7 Sheet1.D8:Sheet1.D11 Sheet1.F7:Sheet1.F7 Sheet1.F8:Sheet1.F11 Sheet1.H7:Sheet1.H7 Sheet1.H8:Sheet1.H11 Sheet1.J7:Sheet1.J7 Sheet1.J8:Sheet1.J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37in" svg:height="3.5449in" svg:x="1.4685in" svg:y="2.1126in">
            <draw:object draw:notify-on-update-of-ranges="Sheet1.A1:Sheet1.A1 Sheet1.A2:Sheet1.A5 Sheet1.C1:Sheet1.C1 Sheet1.C2:Sheet1.C5 Sheet1.E1:Sheet1.E1 Sheet1.E2:Sheet1.E5 Sheet1.G1:Sheet1.G1 Sheet1.G2:Sheet1.G5 Sheet1.I1:Sheet1.I1 Sheet1.I2:Sheet1.I5 Sheet1.K1:Sheet1.K1 Sheet1.K2:Sheet1.K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37in" svg:height="3.5449in" svg:x="1.6299in" svg:y="5.8559in">
            <draw:object draw:notify-on-update-of-ranges="Sheet1.A8:Sheet1.A11 Sheet1.C7:Sheet1.C7 Sheet1.C8:Sheet1.C11 Sheet1.E7:Sheet1.E7 Sheet1.E8:Sheet1.E11 Sheet1.G7:Sheet1.G7 Sheet1.G8:Sheet1.G11 Sheet1.I7:Sheet1.I7 Sheet1.I8:Sheet1.I11 Sheet1.K7:Sheet1.K7 Sheet1.K8:Sheet1.K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RBER 1E-3</text:p>
          </table:table-cell>
          <table:table-cell table:number-columns-repeated="2" office:value-type="string" calcext:value-type="string">
            <text:p><text:s/>RBER 1E-4</text:p>
          </table:table-cell>
          <table:table-cell table:number-columns-repeated="2" office:value-type="string" calcext:value-type="string">
            <text:p><text:s/>RBER 1E-5</text:p>
          </table:table-cell>
          <table:table-cell table:number-columns-repeated="2" office:value-type="string" calcext:value-type="string">
            <text:p><text:s/>RBER 1E-6</text:p>
          </table:table-cell>
          <table:table-cell table:number-columns-repeated="2" office:value-type="string" calcext:value-type="string">
            <text:p><text:s/>RBER 1E-7</text:p>
          </table:table-cell>
        </table:table-row>
        <table:table-row table:style-name="ro1">
          <table:table-cell office:value-type="string" calcext:value-type="string">
            <text:p><text:s/>QP 22</text:p>
          </table:table-cell>
          <table:table-cell office:value-type="float" office:value="165532.21" calcext:value-type="float">
            <text:p>165532.21</text:p>
          </table:table-cell>
          <table:table-cell office:value-type="float" office:value="39.056" calcext:value-type="float">
            <text:p>39.056</text:p>
          </table:table-cell>
          <table:table-cell office:value-type="float" office:value="42431.25" calcext:value-type="float">
            <text:p>42431.25</text:p>
          </table:table-cell>
          <table:table-cell office:value-type="float" office:value="39.627" calcext:value-type="float">
            <text:p>39.627</text:p>
          </table:table-cell>
          <table:table-cell office:value-type="float" office:value="35355.85" calcext:value-type="float">
            <text:p>35355.85</text:p>
          </table:table-cell>
          <table:table-cell office:value-type="float" office:value="39.771" calcext:value-type="float">
            <text:p>39.771</text:p>
          </table:table-cell>
          <table:table-cell office:value-type="float" office:value="34976.4" calcext:value-type="float">
            <text:p>34976.4</text:p>
          </table:table-cell>
          <table:table-cell office:value-type="float" office:value="39.779" calcext:value-type="float">
            <text:p>39.779</text:p>
          </table:table-cell>
          <table:table-cell office:value-type="float" office:value="34973" calcext:value-type="float">
            <text:p>34973</text:p>
          </table:table-cell>
          <table:table-cell office:value-type="float" office:value="39.782" calcext:value-type="float">
            <text:p>39.782</text:p>
          </table:table-cell>
        </table:table-row>
        <table:table-row table:style-name="ro1">
          <table:table-cell office:value-type="string" calcext:value-type="string">
            <text:p><text:s/>QP 27</text:p>
          </table:table-cell>
          <table:table-cell office:value-type="float" office:value="84733.34" calcext:value-type="float">
            <text:p>84733.34</text:p>
          </table:table-cell>
          <table:table-cell office:value-type="float" office:value="35.884" calcext:value-type="float">
            <text:p>35.884</text:p>
          </table:table-cell>
          <table:table-cell office:value-type="float" office:value="12809.98" calcext:value-type="float">
            <text:p>12809.98</text:p>
          </table:table-cell>
          <table:table-cell office:value-type="float" office:value="37.1" calcext:value-type="float">
            <text:p>37.1</text:p>
          </table:table-cell>
          <table:table-cell office:value-type="float" office:value="9685.58" calcext:value-type="float">
            <text:p>9685.58</text:p>
          </table:table-cell>
          <table:table-cell office:value-type="float" office:value="37.882" calcext:value-type="float">
            <text:p>37.882</text:p>
          </table:table-cell>
          <table:table-cell office:value-type="float" office:value="9507.19" calcext:value-type="float">
            <text:p>9507.19</text:p>
          </table:table-cell>
          <table:table-cell office:value-type="float" office:value="37.908" calcext:value-type="float">
            <text:p>37.908</text:p>
          </table:table-cell>
          <table:table-cell office:value-type="float" office:value="9490.41" calcext:value-type="float">
            <text:p>9490.41</text:p>
          </table:table-cell>
          <table:table-cell office:value-type="float" office:value="37.911" calcext:value-type="float">
            <text:p>37.911</text:p>
          </table:table-cell>
        </table:table-row>
        <table:table-row table:style-name="ro1">
          <table:table-cell office:value-type="string" calcext:value-type="string">
            <text:p><text:s/>QP 32</text:p>
          </table:table-cell>
          <table:table-cell office:value-type="float" office:value="33369.51" calcext:value-type="float">
            <text:p>33369.51</text:p>
          </table:table-cell>
          <table:table-cell office:value-type="float" office:value="32.976" calcext:value-type="float">
            <text:p>32.976</text:p>
          </table:table-cell>
          <table:table-cell office:value-type="float" office:value="5768.11" calcext:value-type="float">
            <text:p>5768.11</text:p>
          </table:table-cell>
          <table:table-cell office:value-type="float" office:value="34.987" calcext:value-type="float">
            <text:p>34.987</text:p>
          </table:table-cell>
          <table:table-cell office:value-type="float" office:value="4328.29" calcext:value-type="float">
            <text:p>4328.29</text:p>
          </table:table-cell>
          <table:table-cell office:value-type="float" office:value="36.187" calcext:value-type="float">
            <text:p>36.187</text:p>
          </table:table-cell>
          <table:table-cell office:value-type="float" office:value="4248.92" calcext:value-type="float">
            <text:p>4248.92</text:p>
          </table:table-cell>
          <table:table-cell office:value-type="float" office:value="36.227" calcext:value-type="float">
            <text:p>36.227</text:p>
          </table:table-cell>
          <table:table-cell office:value-type="float" office:value="4241.37" calcext:value-type="float">
            <text:p>4241.37</text:p>
          </table:table-cell>
          <table:table-cell office:value-type="float" office:value="36.228" calcext:value-type="float">
            <text:p>36.228</text:p>
          </table:table-cell>
        </table:table-row>
        <table:table-row table:style-name="ro1">
          <table:table-cell office:value-type="string" calcext:value-type="string">
            <text:p><text:s/>QP 37</text:p>
          </table:table-cell>
          <table:table-cell office:value-type="float" office:value="9150.92" calcext:value-type="float">
            <text:p>9150.92</text:p>
          </table:table-cell>
          <table:table-cell office:value-type="float" office:value="30.67" calcext:value-type="float">
            <text:p>30.67</text:p>
          </table:table-cell>
          <table:table-cell office:value-type="float" office:value="2646.44" calcext:value-type="float">
            <text:p>2646.44</text:p>
          </table:table-cell>
          <table:table-cell office:value-type="float" office:value="33.087" calcext:value-type="float">
            <text:p>33.087</text:p>
          </table:table-cell>
          <table:table-cell office:value-type="float" office:value="2102.33" calcext:value-type="float">
            <text:p>2102.33</text:p>
          </table:table-cell>
          <table:table-cell office:value-type="float" office:value="34.191" calcext:value-type="float">
            <text:p>34.191</text:p>
          </table:table-cell>
          <table:table-cell office:value-type="float" office:value="2072.64" calcext:value-type="float">
            <text:p>2072.64</text:p>
          </table:table-cell>
          <table:table-cell office:value-type="float" office:value="34.229" calcext:value-type="float">
            <text:p>34.229</text:p>
          </table:table-cell>
          <table:table-cell office:value-type="float" office:value="2066.31" calcext:value-type="float">
            <text:p>2066.31</text:p>
          </table:table-cell>
          <table:table-cell office:value-type="float" office:value="34.235" calcext:value-type="float">
            <text:p>34.23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WBER 1E-3</text:p>
          </table:table-cell>
          <table:table-cell table:number-columns-repeated="2" office:value-type="string" calcext:value-type="string">
            <text:p><text:s/>WBER 1E-4</text:p>
          </table:table-cell>
          <table:table-cell table:number-columns-repeated="2" office:value-type="string" calcext:value-type="string">
            <text:p><text:s/>WBER 1E-5</text:p>
          </table:table-cell>
          <table:table-cell table:number-columns-repeated="2" office:value-type="string" calcext:value-type="string">
            <text:p><text:s/>WBER 1E-6</text:p>
          </table:table-cell>
          <table:table-cell table:number-columns-repeated="2" office:value-type="string" calcext:value-type="string">
            <text:p><text:s/>WBER 1E-7</text:p>
          </table:table-cell>
        </table:table-row>
        <table:table-row table:style-name="ro1">
          <table:table-cell office:value-type="string" calcext:value-type="string">
            <text:p><text:s/>QP 22</text:p>
          </table:table-cell>
          <table:table-cell office:value-type="float" office:value="34926.55" calcext:value-type="float">
            <text:p>34926.55</text:p>
          </table:table-cell>
          <table:table-cell office:value-type="float" office:value="39.781" calcext:value-type="float">
            <text:p>39.781</text:p>
          </table:table-cell>
          <table:table-cell office:value-type="float" office:value="34926.55" calcext:value-type="float">
            <text:p>34926.55</text:p>
          </table:table-cell>
          <table:table-cell office:value-type="float" office:value="39.781" calcext:value-type="float">
            <text:p>39.781</text:p>
          </table:table-cell>
          <table:table-cell office:value-type="float" office:value="34926.55" calcext:value-type="float">
            <text:p>34926.55</text:p>
          </table:table-cell>
          <table:table-cell office:value-type="float" office:value="39.781" calcext:value-type="float">
            <text:p>39.781</text:p>
          </table:table-cell>
          <table:table-cell office:value-type="float" office:value="34926.55" calcext:value-type="float">
            <text:p>34926.55</text:p>
          </table:table-cell>
          <table:table-cell office:value-type="float" office:value="39.781" calcext:value-type="float">
            <text:p>39.781</text:p>
          </table:table-cell>
          <table:table-cell office:value-type="float" office:value="34926.55" calcext:value-type="float">
            <text:p>34926.55</text:p>
          </table:table-cell>
          <table:table-cell office:value-type="float" office:value="39.781" calcext:value-type="float">
            <text:p>39.781</text:p>
          </table:table-cell>
        </table:table-row>
        <table:table-row table:style-name="ro1">
          <table:table-cell office:value-type="string" calcext:value-type="string">
            <text:p><text:s/>QP 27</text:p>
          </table:table-cell>
          <table:table-cell office:value-type="float" office:value="9495.01" calcext:value-type="float">
            <text:p>9495.01</text:p>
          </table:table-cell>
          <table:table-cell office:value-type="float" office:value="37.911" calcext:value-type="float">
            <text:p>37.911</text:p>
          </table:table-cell>
          <table:table-cell office:value-type="float" office:value="9495.01" calcext:value-type="float">
            <text:p>9495.01</text:p>
          </table:table-cell>
          <table:table-cell office:value-type="float" office:value="37.911" calcext:value-type="float">
            <text:p>37.911</text:p>
          </table:table-cell>
          <table:table-cell office:value-type="float" office:value="9495.01" calcext:value-type="float">
            <text:p>9495.01</text:p>
          </table:table-cell>
          <table:table-cell office:value-type="float" office:value="37.911" calcext:value-type="float">
            <text:p>37.911</text:p>
          </table:table-cell>
          <table:table-cell office:value-type="float" office:value="9495.01" calcext:value-type="float">
            <text:p>9495.01</text:p>
          </table:table-cell>
          <table:table-cell office:value-type="float" office:value="37.911" calcext:value-type="float">
            <text:p>37.911</text:p>
          </table:table-cell>
          <table:table-cell office:value-type="float" office:value="9495.01" calcext:value-type="float">
            <text:p>9495.01</text:p>
          </table:table-cell>
          <table:table-cell office:value-type="float" office:value="37.911" calcext:value-type="float">
            <text:p>37.911</text:p>
          </table:table-cell>
        </table:table-row>
        <table:table-row table:style-name="ro1">
          <table:table-cell office:value-type="string" calcext:value-type="string">
            <text:p><text:s/>QP 32</text:p>
          </table:table-cell>
          <table:table-cell office:value-type="float" office:value="4238.44" calcext:value-type="float">
            <text:p>4238.44</text:p>
          </table:table-cell>
          <table:table-cell office:value-type="float" office:value="36.23" calcext:value-type="float">
            <text:p>36.23</text:p>
          </table:table-cell>
          <table:table-cell office:value-type="float" office:value="4238.44" calcext:value-type="float">
            <text:p>4238.44</text:p>
          </table:table-cell>
          <table:table-cell office:value-type="float" office:value="36.23" calcext:value-type="float">
            <text:p>36.23</text:p>
          </table:table-cell>
          <table:table-cell office:value-type="float" office:value="4238.44" calcext:value-type="float">
            <text:p>4238.44</text:p>
          </table:table-cell>
          <table:table-cell office:value-type="float" office:value="36.23" calcext:value-type="float">
            <text:p>36.23</text:p>
          </table:table-cell>
          <table:table-cell office:value-type="float" office:value="4238.44" calcext:value-type="float">
            <text:p>4238.44</text:p>
          </table:table-cell>
          <table:table-cell office:value-type="float" office:value="36.23" calcext:value-type="float">
            <text:p>36.23</text:p>
          </table:table-cell>
          <table:table-cell office:value-type="float" office:value="4238.44" calcext:value-type="float">
            <text:p>4238.44</text:p>
          </table:table-cell>
          <table:table-cell office:value-type="float" office:value="36.23" calcext:value-type="float">
            <text:p>36.23</text:p>
          </table:table-cell>
        </table:table-row>
        <table:table-row table:style-name="ro1">
          <table:table-cell office:value-type="string" calcext:value-type="string">
            <text:p><text:s/>QP 37</text:p>
          </table:table-cell>
          <table:table-cell office:value-type="float" office:value="2068.69" calcext:value-type="float">
            <text:p>2068.69</text:p>
          </table:table-cell>
          <table:table-cell office:value-type="float" office:value="34.235" calcext:value-type="float">
            <text:p>34.235</text:p>
          </table:table-cell>
          <table:table-cell office:value-type="float" office:value="2068.69" calcext:value-type="float">
            <text:p>2068.69</text:p>
          </table:table-cell>
          <table:table-cell office:value-type="float" office:value="34.235" calcext:value-type="float">
            <text:p>34.235</text:p>
          </table:table-cell>
          <table:table-cell office:value-type="float" office:value="2068.69" calcext:value-type="float">
            <text:p>2068.69</text:p>
          </table:table-cell>
          <table:table-cell office:value-type="float" office:value="34.235" calcext:value-type="float">
            <text:p>34.235</text:p>
          </table:table-cell>
          <table:table-cell office:value-type="float" office:value="2068.69" calcext:value-type="float">
            <text:p>2068.69</text:p>
          </table:table-cell>
          <table:table-cell office:value-type="float" office:value="34.235" calcext:value-type="float">
            <text:p>34.235</text:p>
          </table:table-cell>
          <table:table-cell office:value-type="float" office:value="2068.69" calcext:value-type="float">
            <text:p>2068.69</text:p>
          </table:table-cell>
          <table:table-cell office:value-type="float" office:value="34.235" calcext:value-type="float">
            <text:p>34.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5:55:52.68103559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205cm" style:legend-expansion="high" chart:style-name="ch2"/>
        <chart:plot-area chart:style-name="ch3" table:cell-range-address="Sheet1.A1:Sheet1.B5 Sheet1.D1:Sheet1.D5 Sheet1.F1:Sheet1.F5 Sheet1.H1:Sheet1.H5 Sheet1.J1:Sheet1.J5" chart:data-source-has-labels="both" svg:x="0.32cm" svg:y="0.18cm" svg:width="12.726cm" svg:height="8.64cm">
          <chartooo:coordinate-region svg:x="1.682cm" svg:y="0.379cm" svg:width="11.364cm" svg:height="7.794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D2:Sheet1.D5" chart:label-cell-address="Sheet1.D1:Sheet1.D1" chart:class="chart:bar">
            <chart:data-point chart:repeated="4"/>
          </chart:series>
          <chart:series chart:style-name="ch9" chart:values-cell-range-address="Sheet1.F2:Sheet1.F5" chart:label-cell-address="Sheet1.F1:Sheet1.F1" chart:class="chart:bar">
            <chart:data-point chart:repeated="4"/>
          </chart:series>
          <chart:series chart:style-name="ch10" chart:values-cell-range-address="Sheet1.H2:Sheet1.H5" chart:label-cell-address="Sheet1.H1:Sheet1.H1" chart:class="chart:bar">
            <chart:data-point chart:repeated="4"/>
          </chart:series>
          <chart:series chart:style-name="ch11" chart:values-cell-range-address="Sheet1.J2:Sheet1.J5" chart:label-cell-address="Sheet1.J1:Sheet1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BER 1E-3</text:p>
                <draw:g>
                  <svg:desc>Sheet1.B1:Sheet1.B1</svg:desc>
                </draw:g>
              </table:table-cell>
              <table:table-cell office:value-type="string">
                <text:p> RBER 1E-4</text:p>
                <draw:g>
                  <svg:desc>Sheet1.D1:Sheet1.D1</svg:desc>
                </draw:g>
              </table:table-cell>
              <table:table-cell office:value-type="string">
                <text:p> RBER 1E-5</text:p>
                <draw:g>
                  <svg:desc>Sheet1.F1:Sheet1.F1</svg:desc>
                </draw:g>
              </table:table-cell>
              <table:table-cell office:value-type="string">
                <text:p> RBER 1E-6</text:p>
                <draw:g>
                  <svg:desc>Sheet1.H1:Sheet1.H1</svg:desc>
                </draw:g>
              </table:table-cell>
              <table:table-cell office:value-type="string">
                <text:p> RBER 1E-7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QP 22</text:p>
                <draw:g>
                  <svg:desc>Sheet1.A2:Sheet1.A5</svg:desc>
                </draw:g>
              </table:table-cell>
              <table:table-cell office:value-type="float" office:value="165532.21">
                <text:p>165532.21</text:p>
                <draw:g>
                  <svg:desc>Sheet1.B2:Sheet1.B5</svg:desc>
                </draw:g>
              </table:table-cell>
              <table:table-cell office:value-type="float" office:value="42431.25">
                <text:p>42431.25</text:p>
                <draw:g>
                  <svg:desc>Sheet1.D2:Sheet1.D5</svg:desc>
                </draw:g>
              </table:table-cell>
              <table:table-cell office:value-type="float" office:value="35355.85">
                <text:p>35355.85</text:p>
                <draw:g>
                  <svg:desc>Sheet1.F2:Sheet1.F5</svg:desc>
                </draw:g>
              </table:table-cell>
              <table:table-cell office:value-type="float" office:value="34976.4">
                <text:p>34976.4</text:p>
                <draw:g>
                  <svg:desc>Sheet1.H2:Sheet1.H5</svg:desc>
                </draw:g>
              </table:table-cell>
              <table:table-cell office:value-type="float" office:value="34973">
                <text:p>34973</text:p>
                <draw:g>
                  <svg:desc>Sheet1.J2:Sheet1.J5</svg:desc>
                </draw:g>
              </table:table-cell>
            </table:table-row>
            <table:table-row>
              <table:table-cell office:value-type="string">
                <text:p> QP 27</text:p>
              </table:table-cell>
              <table:table-cell office:value-type="float" office:value="84733.34">
                <text:p>84733.34</text:p>
              </table:table-cell>
              <table:table-cell office:value-type="float" office:value="12809.98">
                <text:p>12809.98</text:p>
              </table:table-cell>
              <table:table-cell office:value-type="float" office:value="9685.58">
                <text:p>9685.58</text:p>
              </table:table-cell>
              <table:table-cell office:value-type="float" office:value="9507.19">
                <text:p>9507.19</text:p>
              </table:table-cell>
              <table:table-cell office:value-type="float" office:value="9490.41">
                <text:p>9490.41</text:p>
              </table:table-cell>
            </table:table-row>
            <table:table-row>
              <table:table-cell office:value-type="string">
                <text:p> QP 32</text:p>
              </table:table-cell>
              <table:table-cell office:value-type="float" office:value="33369.51">
                <text:p>33369.51</text:p>
              </table:table-cell>
              <table:table-cell office:value-type="float" office:value="5768.11">
                <text:p>5768.11</text:p>
              </table:table-cell>
              <table:table-cell office:value-type="float" office:value="4328.29">
                <text:p>4328.29</text:p>
              </table:table-cell>
              <table:table-cell office:value-type="float" office:value="4248.92">
                <text:p>4248.92</text:p>
              </table:table-cell>
              <table:table-cell office:value-type="float" office:value="4241.37">
                <text:p>4241.37</text:p>
              </table:table-cell>
            </table:table-row>
            <table:table-row>
              <table:table-cell office:value-type="string">
                <text:p> QP 37</text:p>
              </table:table-cell>
              <table:table-cell office:value-type="float" office:value="9150.92">
                <text:p>9150.92</text:p>
              </table:table-cell>
              <table:table-cell office:value-type="float" office:value="2646.44">
                <text:p>2646.44</text:p>
              </table:table-cell>
              <table:table-cell office:value-type="float" office:value="2102.33">
                <text:p>2102.33</text:p>
              </table:table-cell>
              <table:table-cell office:value-type="float" office:value="2072.64">
                <text:p>2072.64</text:p>
              </table:table-cell>
              <table:table-cell office:value-type="float" office:value="2066.31">
                <text:p>2066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legend chart:legend-position="end" svg:x="13.274cm" svg:y="3.208cm" style:legend-expansion="high" chart:style-name="ch2"/>
        <chart:plot-area chart:style-name="ch3" table:cell-range-address="Sheet1.A7:Sheet1.B11 Sheet1.D7:Sheet1.D11 Sheet1.F7:Sheet1.F11 Sheet1.H7:Sheet1.H11 Sheet1.J7:Sheet1.J11" chart:data-source-has-labels="both" svg:x="0.319cm" svg:y="0.18cm" svg:width="12.636cm" svg:height="8.646cm">
          <chartooo:coordinate-region svg:x="1.496cm" svg:y="0.379cm" svg:width="11.459cm" svg:height="7.8cm"/>
          <chart:axis chart:dimension="x" chart:name="primary-x" chart:style-name="ch4" chartooo:axis-type="auto">
            <chartooo:date-scale/>
            <chart:categories table:cell-range-address="Sheet1.A8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1" chart:label-cell-address="Sheet1.B7:Sheet1.B7" chart:class="chart:bar">
            <chart:data-point chart:repeated="4"/>
          </chart:series>
          <chart:series chart:style-name="ch8" chart:values-cell-range-address="Sheet1.D8:Sheet1.D11" chart:label-cell-address="Sheet1.D7:Sheet1.D7" chart:class="chart:bar">
            <chart:data-point chart:repeated="4"/>
          </chart:series>
          <chart:series chart:style-name="ch9" chart:values-cell-range-address="Sheet1.F8:Sheet1.F11" chart:label-cell-address="Sheet1.F7:Sheet1.F7" chart:class="chart:bar">
            <chart:data-point chart:repeated="4"/>
          </chart:series>
          <chart:series chart:style-name="ch10" chart:values-cell-range-address="Sheet1.H8:Sheet1.H11" chart:label-cell-address="Sheet1.H7:Sheet1.H7" chart:class="chart:bar">
            <chart:data-point chart:repeated="4"/>
          </chart:series>
          <chart:series chart:style-name="ch11" chart:values-cell-range-address="Sheet1.J8:Sheet1.J11" chart:label-cell-address="Sheet1.J7:Sheet1.J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BER 1E-3</text:p>
                <draw:g>
                  <svg:desc>Sheet1.B7:Sheet1.B7</svg:desc>
                </draw:g>
              </table:table-cell>
              <table:table-cell office:value-type="string">
                <text:p> WBER 1E-4</text:p>
                <draw:g>
                  <svg:desc>Sheet1.D7:Sheet1.D7</svg:desc>
                </draw:g>
              </table:table-cell>
              <table:table-cell office:value-type="string">
                <text:p> WBER 1E-5</text:p>
                <draw:g>
                  <svg:desc>Sheet1.F7:Sheet1.F7</svg:desc>
                </draw:g>
              </table:table-cell>
              <table:table-cell office:value-type="string">
                <text:p> WBER 1E-6</text:p>
                <draw:g>
                  <svg:desc>Sheet1.H7:Sheet1.H7</svg:desc>
                </draw:g>
              </table:table-cell>
              <table:table-cell office:value-type="string">
                <text:p> WBER 1E-7</text:p>
                <draw:g>
                  <svg:desc>Sheet1.J7:Sheet1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QP 22</text:p>
                <draw:g>
                  <svg:desc>Sheet1.A8:Sheet1.A11</svg:desc>
                </draw:g>
              </table:table-cell>
              <table:table-cell office:value-type="float" office:value="34926.55">
                <text:p>34926.55</text:p>
                <draw:g>
                  <svg:desc>Sheet1.B8:Sheet1.B11</svg:desc>
                </draw:g>
              </table:table-cell>
              <table:table-cell office:value-type="float" office:value="34926.55">
                <text:p>34926.55</text:p>
                <draw:g>
                  <svg:desc>Sheet1.D8:Sheet1.D11</svg:desc>
                </draw:g>
              </table:table-cell>
              <table:table-cell office:value-type="float" office:value="34926.55">
                <text:p>34926.55</text:p>
                <draw:g>
                  <svg:desc>Sheet1.F8:Sheet1.F11</svg:desc>
                </draw:g>
              </table:table-cell>
              <table:table-cell office:value-type="float" office:value="34926.55">
                <text:p>34926.55</text:p>
                <draw:g>
                  <svg:desc>Sheet1.H8:Sheet1.H11</svg:desc>
                </draw:g>
              </table:table-cell>
              <table:table-cell office:value-type="float" office:value="34926.55">
                <text:p>34926.55</text:p>
                <draw:g>
                  <svg:desc>Sheet1.J8:Sheet1.J11</svg:desc>
                </draw:g>
              </table:table-cell>
            </table:table-row>
            <table:table-row>
              <table:table-cell office:value-type="string">
                <text:p> QP 27</text:p>
              </table:table-cell>
              <table:table-cell office:value-type="float" office:value="9495.01">
                <text:p>9495.01</text:p>
              </table:table-cell>
              <table:table-cell office:value-type="float" office:value="9495.01">
                <text:p>9495.01</text:p>
              </table:table-cell>
              <table:table-cell office:value-type="float" office:value="9495.01">
                <text:p>9495.01</text:p>
              </table:table-cell>
              <table:table-cell office:value-type="float" office:value="9495.01">
                <text:p>9495.01</text:p>
              </table:table-cell>
              <table:table-cell office:value-type="float" office:value="9495.01">
                <text:p>9495.01</text:p>
              </table:table-cell>
            </table:table-row>
            <table:table-row>
              <table:table-cell office:value-type="string">
                <text:p> QP 32</text:p>
              </table:table-cell>
              <table:table-cell office:value-type="float" office:value="4238.44">
                <text:p>4238.44</text:p>
              </table:table-cell>
              <table:table-cell office:value-type="float" office:value="4238.44">
                <text:p>4238.44</text:p>
              </table:table-cell>
              <table:table-cell office:value-type="float" office:value="4238.44">
                <text:p>4238.44</text:p>
              </table:table-cell>
              <table:table-cell office:value-type="float" office:value="4238.44">
                <text:p>4238.44</text:p>
              </table:table-cell>
              <table:table-cell office:value-type="float" office:value="4238.44">
                <text:p>4238.44</text:p>
              </table:table-cell>
            </table:table-row>
            <table:table-row>
              <table:table-cell office:value-type="string">
                <text:p> QP 37</text:p>
              </table:table-cell>
              <table:table-cell office:value-type="float" office:value="2068.69">
                <text:p>2068.69</text:p>
              </table:table-cell>
              <table:table-cell office:value-type="float" office:value="2068.69">
                <text:p>2068.69</text:p>
              </table:table-cell>
              <table:table-cell office:value-type="float" office:value="2068.69">
                <text:p>2068.69</text:p>
              </table:table-cell>
              <table:table-cell office:value-type="float" office:value="2068.69">
                <text:p>2068.69</text:p>
              </table:table-cell>
              <table:table-cell office:value-type="float" office:value="2068.69">
                <text:p>2068.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bar" chart:style-name="ch1">
        <chart:legend chart:legend-position="end" svg:x="13.353cm" svg:y="3.207cm" style:legend-expansion="high" chart:style-name="ch2"/>
        <chart:plot-area chart:style-name="ch3" table:cell-range-address="Sheet1.A1:Sheet1.A5 Sheet1.C1:Sheet1.C5 Sheet1.E1:Sheet1.E5 Sheet1.G1:Sheet1.G5 Sheet1.I1:Sheet1.I5 Sheet1.K1:Sheet1.K5" chart:data-source-has-labels="both" svg:x="0.319cm" svg:y="0.18cm" svg:width="12.715cm" svg:height="8.645cm">
          <chartooo:coordinate-region svg:x="0.94cm" svg:y="0.379cm" svg:width="12.094cm" svg:height="7.799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" chart:label-cell-address="Sheet1.C1:Sheet1.C1" chart:class="chart:bar">
            <chart:data-point chart:repeated="4"/>
          </chart:series>
          <chart:series chart:style-name="ch8" chart:values-cell-range-address="Sheet1.E2:Sheet1.E5" chart:label-cell-address="Sheet1.E1:Sheet1.E1" chart:class="chart:bar">
            <chart:data-point chart:repeated="4"/>
          </chart:series>
          <chart:series chart:style-name="ch9" chart:values-cell-range-address="Sheet1.G2:Sheet1.G5" chart:label-cell-address="Sheet1.G1:Sheet1.G1" chart:class="chart:bar">
            <chart:data-point chart:repeated="4"/>
          </chart:series>
          <chart:series chart:style-name="ch10" chart:values-cell-range-address="Sheet1.I2:Sheet1.I5" chart:label-cell-address="Sheet1.I1:Sheet1.I1" chart:class="chart:bar">
            <chart:data-point chart:repeated="4"/>
          </chart:series>
          <chart:series chart:style-name="ch11" chart:values-cell-range-address="Sheet1.K2:Sheet1.K5" chart:label-cell-address="Sheet1.K1:Sheet1.K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BER 1E-3</text:p>
                <draw:g>
                  <svg:desc>Sheet1.C1:Sheet1.C1</svg:desc>
                </draw:g>
              </table:table-cell>
              <table:table-cell office:value-type="string">
                <text:p> RBER 1E-4</text:p>
                <draw:g>
                  <svg:desc>Sheet1.E1:Sheet1.E1</svg:desc>
                </draw:g>
              </table:table-cell>
              <table:table-cell office:value-type="string">
                <text:p> RBER 1E-5</text:p>
                <draw:g>
                  <svg:desc>Sheet1.G1:Sheet1.G1</svg:desc>
                </draw:g>
              </table:table-cell>
              <table:table-cell office:value-type="string">
                <text:p> RBER 1E-6</text:p>
                <draw:g>
                  <svg:desc>Sheet1.I1:Sheet1.I1</svg:desc>
                </draw:g>
              </table:table-cell>
              <table:table-cell office:value-type="string">
                <text:p> RBER 1E-7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QP 22</text:p>
                <draw:g>
                  <svg:desc>Sheet1.A2:Sheet1.A5</svg:desc>
                </draw:g>
              </table:table-cell>
              <table:table-cell office:value-type="float" office:value="39.056">
                <text:p>39.056</text:p>
                <draw:g>
                  <svg:desc>Sheet1.C2:Sheet1.C5</svg:desc>
                </draw:g>
              </table:table-cell>
              <table:table-cell office:value-type="float" office:value="39.627">
                <text:p>39.627</text:p>
                <draw:g>
                  <svg:desc>Sheet1.E2:Sheet1.E5</svg:desc>
                </draw:g>
              </table:table-cell>
              <table:table-cell office:value-type="float" office:value="39.771">
                <text:p>39.771</text:p>
                <draw:g>
                  <svg:desc>Sheet1.G2:Sheet1.G5</svg:desc>
                </draw:g>
              </table:table-cell>
              <table:table-cell office:value-type="float" office:value="39.779">
                <text:p>39.779</text:p>
                <draw:g>
                  <svg:desc>Sheet1.I2:Sheet1.I5</svg:desc>
                </draw:g>
              </table:table-cell>
              <table:table-cell office:value-type="float" office:value="39.782">
                <text:p>39.782</text:p>
                <draw:g>
                  <svg:desc>Sheet1.K2:Sheet1.K5</svg:desc>
                </draw:g>
              </table:table-cell>
            </table:table-row>
            <table:table-row>
              <table:table-cell office:value-type="string">
                <text:p> QP 27</text:p>
              </table:table-cell>
              <table:table-cell office:value-type="float" office:value="35.884">
                <text:p>35.884</text:p>
              </table:table-cell>
              <table:table-cell office:value-type="float" office:value="37.1">
                <text:p>37.1</text:p>
              </table:table-cell>
              <table:table-cell office:value-type="float" office:value="37.882">
                <text:p>37.882</text:p>
              </table:table-cell>
              <table:table-cell office:value-type="float" office:value="37.908">
                <text:p>37.908</text:p>
              </table:table-cell>
              <table:table-cell office:value-type="float" office:value="37.911">
                <text:p>37.911</text:p>
              </table:table-cell>
            </table:table-row>
            <table:table-row>
              <table:table-cell office:value-type="string">
                <text:p> QP 32</text:p>
              </table:table-cell>
              <table:table-cell office:value-type="float" office:value="32.976">
                <text:p>32.976</text:p>
              </table:table-cell>
              <table:table-cell office:value-type="float" office:value="34.987">
                <text:p>34.987</text:p>
              </table:table-cell>
              <table:table-cell office:value-type="float" office:value="36.187">
                <text:p>36.187</text:p>
              </table:table-cell>
              <table:table-cell office:value-type="float" office:value="36.227">
                <text:p>36.227</text:p>
              </table:table-cell>
              <table:table-cell office:value-type="float" office:value="36.228">
                <text:p>36.228</text:p>
              </table:table-cell>
            </table:table-row>
            <table:table-row>
              <table:table-cell office:value-type="string">
                <text:p> QP 37</text:p>
              </table:table-cell>
              <table:table-cell office:value-type="float" office:value="30.67">
                <text:p>30.67</text:p>
              </table:table-cell>
              <table:table-cell office:value-type="float" office:value="33.087">
                <text:p>33.087</text:p>
              </table:table-cell>
              <table:table-cell office:value-type="float" office:value="34.191">
                <text:p>34.191</text:p>
              </table:table-cell>
              <table:table-cell office:value-type="float" office:value="34.229">
                <text:p>34.229</text:p>
              </table:table-cell>
              <table:table-cell office:value-type="float" office:value="34.235">
                <text:p>34.2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bar" chart:style-name="ch1">
        <chart:legend chart:legend-position="end" svg:x="13.274cm" svg:y="3.207cm" style:legend-expansion="high" chart:style-name="ch2"/>
        <chart:plot-area chart:style-name="ch3" table:cell-range-address="Sheet1.A8:Sheet1.A11 Sheet1.C7:Sheet1.C11 Sheet1.E7:Sheet1.E11 Sheet1.G7:Sheet1.G11 Sheet1.I7:Sheet1.I11 Sheet1.K7:Sheet1.K11" chart:data-source-has-labels="both" svg:x="0.319cm" svg:y="0.18cm" svg:width="12.636cm" svg:height="8.645cm">
          <chartooo:coordinate-region svg:x="0.94cm" svg:y="0.38cm" svg:width="12.015cm" svg:height="7.799cm"/>
          <chart:axis chart:dimension="x" chart:name="primary-x" chart:style-name="ch4" chartooo:axis-type="auto">
            <chartooo:date-scale/>
            <chart:categories table:cell-range-address="Sheet1.A8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8:Sheet1.C11" chart:label-cell-address="Sheet1.C7:Sheet1.C7" chart:class="chart:bar">
            <chart:data-point chart:repeated="4"/>
          </chart:series>
          <chart:series chart:style-name="ch8" chart:values-cell-range-address="Sheet1.E8:Sheet1.E11" chart:label-cell-address="Sheet1.E7:Sheet1.E7" chart:class="chart:bar">
            <chart:data-point chart:repeated="4"/>
          </chart:series>
          <chart:series chart:style-name="ch9" chart:values-cell-range-address="Sheet1.G8:Sheet1.G11" chart:label-cell-address="Sheet1.G7:Sheet1.G7" chart:class="chart:bar">
            <chart:data-point chart:repeated="4"/>
          </chart:series>
          <chart:series chart:style-name="ch10" chart:values-cell-range-address="Sheet1.I8:Sheet1.I11" chart:label-cell-address="Sheet1.I7:Sheet1.I7" chart:class="chart:bar">
            <chart:data-point chart:repeated="4"/>
          </chart:series>
          <chart:series chart:style-name="ch11" chart:values-cell-range-address="Sheet1.K8:Sheet1.K11" chart:label-cell-address="Sheet1.K7:Sheet1.K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BER 1E-3</text:p>
                <draw:g>
                  <svg:desc>Sheet1.C7:Sheet1.C7</svg:desc>
                </draw:g>
              </table:table-cell>
              <table:table-cell office:value-type="string">
                <text:p> WBER 1E-4</text:p>
                <draw:g>
                  <svg:desc>Sheet1.E7:Sheet1.E7</svg:desc>
                </draw:g>
              </table:table-cell>
              <table:table-cell office:value-type="string">
                <text:p> WBER 1E-5</text:p>
                <draw:g>
                  <svg:desc>Sheet1.G7:Sheet1.G7</svg:desc>
                </draw:g>
              </table:table-cell>
              <table:table-cell office:value-type="string">
                <text:p> WBER 1E-6</text:p>
                <draw:g>
                  <svg:desc>Sheet1.I7:Sheet1.I7</svg:desc>
                </draw:g>
              </table:table-cell>
              <table:table-cell office:value-type="string">
                <text:p> WBER 1E-7</text:p>
                <draw:g>
                  <svg:desc>Sheet1.K7:Sheet1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QP 22</text:p>
                <draw:g>
                  <svg:desc>Sheet1.A8:Sheet1.A11</svg:desc>
                </draw:g>
              </table:table-cell>
              <table:table-cell office:value-type="float" office:value="39.781">
                <text:p>39.781</text:p>
                <draw:g>
                  <svg:desc>Sheet1.C8:Sheet1.C11</svg:desc>
                </draw:g>
              </table:table-cell>
              <table:table-cell office:value-type="float" office:value="39.781">
                <text:p>39.781</text:p>
                <draw:g>
                  <svg:desc>Sheet1.E8:Sheet1.E11</svg:desc>
                </draw:g>
              </table:table-cell>
              <table:table-cell office:value-type="float" office:value="39.781">
                <text:p>39.781</text:p>
                <draw:g>
                  <svg:desc>Sheet1.G8:Sheet1.G11</svg:desc>
                </draw:g>
              </table:table-cell>
              <table:table-cell office:value-type="float" office:value="39.781">
                <text:p>39.781</text:p>
                <draw:g>
                  <svg:desc>Sheet1.I8:Sheet1.I11</svg:desc>
                </draw:g>
              </table:table-cell>
              <table:table-cell office:value-type="float" office:value="39.781">
                <text:p>39.781</text:p>
                <draw:g>
                  <svg:desc>Sheet1.K8:Sheet1.K11</svg:desc>
                </draw:g>
              </table:table-cell>
            </table:table-row>
            <table:table-row>
              <table:table-cell office:value-type="string">
                <text:p> QP 27</text:p>
              </table:table-cell>
              <table:table-cell office:value-type="float" office:value="37.911">
                <text:p>37.911</text:p>
              </table:table-cell>
              <table:table-cell office:value-type="float" office:value="37.911">
                <text:p>37.911</text:p>
              </table:table-cell>
              <table:table-cell office:value-type="float" office:value="37.911">
                <text:p>37.911</text:p>
              </table:table-cell>
              <table:table-cell office:value-type="float" office:value="37.911">
                <text:p>37.911</text:p>
              </table:table-cell>
              <table:table-cell office:value-type="float" office:value="37.911">
                <text:p>37.911</text:p>
              </table:table-cell>
            </table:table-row>
            <table:table-row>
              <table:table-cell office:value-type="string">
                <text:p> QP 32</text:p>
              </table:table-cell>
              <table:table-cell office:value-type="float" office:value="36.23">
                <text:p>36.23</text:p>
              </table:table-cell>
              <table:table-cell office:value-type="float" office:value="36.23">
                <text:p>36.23</text:p>
              </table:table-cell>
              <table:table-cell office:value-type="float" office:value="36.23">
                <text:p>36.23</text:p>
              </table:table-cell>
              <table:table-cell office:value-type="float" office:value="36.23">
                <text:p>36.23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 QP 37</text:p>
              </table:table-cell>
              <table:table-cell office:value-type="float" office:value="34.235">
                <text:p>34.235</text:p>
              </table:table-cell>
              <table:table-cell office:value-type="float" office:value="34.235">
                <text:p>34.235</text:p>
              </table:table-cell>
              <table:table-cell office:value-type="float" office:value="34.235">
                <text:p>34.235</text:p>
              </table:table-cell>
              <table:table-cell office:value-type="float" office:value="34.235">
                <text:p>34.235</text:p>
              </table:table-cell>
              <table:table-cell office:value-type="float" office:value="34.235">
                <text:p>34.2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